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76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543cm"/>
    </style:style>
    <style:style style:name="gr8" style:family="graphic" style:parent-style-name="Objet_20_sans_20_remplissage_20_et_20_sans_20_ligne">
      <style:graphic-properties draw:textarea-vertical-align="middle" draw:ole-draw-aspect="1" style:protect="size"/>
    </style:style>
    <style:style style:name="gr9" style:family="graphic" style:parent-style-name="measure" style:list-style-name="L1">
      <style:graphic-properties svg:stroke-width="0.053cm" draw:marker-start-width="0.279cm" draw:marker-end-width="0.279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pt"/>
    </style:style>
    <style:style style:name="P3" style:family="paragraph">
      <loext:graphic-properties draw:fill="none" draw:fill-color="#ffffff"/>
      <style:paragraph-properties fo:text-align="center"/>
      <style:text-properties fo:font-size="20pt"/>
    </style:style>
    <style:style style:name="P4" style:family="paragraph">
      <loext:graphic-properties draw:fill="none" draw:fill-color="#ffffff"/>
      <style:text-properties fo:font-size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1.4cm" svg:x="8.2cm" svg:y="2.4cm">
          <text:p text:style-name="P1"><text:span text:style-name="T1">Acces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76cm" svg:height="1.047cm" svg:x="0cm" svg:y="2.581cm">
          <draw:text-box>
            <text:p text:style-name="P1"><text:span text:style-name="T1">S</text:span><text:span text:style-name="T1">e</text:span><text:span text:style-name="T1">n</text:span><text:span text:style-name="T1">d</text:span><text:span text:style-name="T1">e</text:span><text:span text:style-name="T1">r</text:span><text:span text:style-name="T1">:</text:span></text:p>
          </draw:text-box>
        </draw:frame>
        <draw:custom-shape draw:style-name="gr1" draw:text-style-name="P2" draw:layer="layout" svg:width="4.6cm" svg:height="1.4cm" svg:x="12.8cm" svg:y="2.4cm">
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m</text:span><text:span text:style-name="T1">i</text:span><text:span text:style-name="T1">s</text:span><text:span text:style-name="T1">s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14.8cm" svg:y="5.435cm">
          <text:p text:style-name="P1"><text:span text:style-name="T1">R</text:span><text:span text:style-name="T1">e</text:span><text:span text:style-name="T1">c</text:span><text:span text:style-name="T1">e</text:span><text:span text:style-name="T1">p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19.4cm" svg:y="5.45cm">
          <text:p text:style-name="P1"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8cm" svg:y1="2.4cm" svg:x2="12.8cm" svg:y2="4.5cm">
          <text:p/>
        </draw:line>
        <draw:line draw:style-name="gr4" draw:text-style-name="P2" draw:layer="layout" svg:x1="12.8cm" svg:y1="3.8cm" svg:x2="14.9cm" svg:y2="5.5cm">
          <text:p/>
        </draw:line>
        <draw:line draw:style-name="gr4" draw:text-style-name="P2" draw:layer="layout" svg:x1="17.4cm" svg:y1="3.8cm" svg:x2="19.5cm" svg:y2="5.5cm">
          <text:p/>
        </draw:line>
        <draw:line draw:style-name="gr5" draw:text-style-name="P2" draw:layer="layout" svg:x1="3.6cm" svg:y1="1.8cm" svg:x2="24.3cm" svg:y2="1.8cm">
          <text:p/>
        </draw:line>
        <draw:frame draw:style-name="gr6" draw:text-style-name="P4" draw:layer="layout" svg:width="4.316cm" svg:height="1.047cm" svg:x="9.801cm" svg:y="4.369cm">
          <draw:text-box>
            <text:p><text:span text:style-name="T1">Propagation</text:span></text:p>
          </draw:text-box>
        </draw:frame>
        <draw:custom-shape draw:style-name="gr1" draw:text-style-name="P2" draw:layer="layout" svg:width="4.6cm" svg:height="1.4cm" svg:x="3.6cm" svg:y="2.4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043cm" svg:height="1.047cm" svg:x="21.886cm" svg:y="1.938cm">
          <draw:text-box>
            <text:p><text:span text:style-name="T1">Time</text:span></text:p>
          </draw:text-box>
        </draw:frame>
        <draw:frame draw:style-name="gr2" draw:text-style-name="P3" draw:layer="layout" svg:width="4.376cm" svg:height="1.047cm" svg:x="0cm" svg:y="5.654cm">
          <draw:text-box>
            <text:p text:style-name="P1"><text:span text:style-name="T1">Receiver:</text:span></text:p>
          </draw:text-box>
        </draw:frame>
        <draw:frame draw:style-name="gr8" draw:text-style-name="P5" draw:layer="layout" svg:width="1.04cm" svg:height="1.189cm" svg:x="12.46cm" svg:y="-0.0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5" draw:layer="layout" svg:width="1.04cm" svg:height="1.188cm" svg:x="19.05cm" svg:y="-0.0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9" draw:text-style-name="P6" draw:layer="layout" svg:x1="12.843cm" svg:y1="2.09cm" svg:x2="19.443cm" svg:y2="2.09cm">
          <text:p text:style-name="P6"><text:span text:style-name="T2"><text:s/></text:span></text:p>
        </draw:measure>
        <draw:frame draw:style-name="gr8" draw:text-style-name="P5" draw:layer="layout" svg:width="3.247cm" svg:height="1.188cm" svg:x="14.7cm" svg:y="0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4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6:42:50.073871018</meta:creation-date>
    <dc:date>2017-12-01T16:30:11.657246554</dc:date>
    <meta:editing-duration>PT4H32M45S</meta:editing-duration>
    <meta:editing-cycles>32</meta:editing-cycles>
    <meta:generator>LibreOffice/5.1.6.2$Linux_X86_64 LibreOffice_project/10m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ubsup>
      <mi mathvariant="normal">t</mi>
      <mi mathvariant="normal">s</mi>
      <mi mathvariant="normal">m</mi>
    </msubsup>
    <annotation encoding="StarMath 5.0">t^m_{s}</annotation>
  </semantics>
</math>
</file>

<file path=Object 2/content.xml><?xml version="1.0" encoding="utf-8"?>
<math xmlns="http://www.w3.org/1998/Math/MathML" display="block">
  <semantics>
    <msubsup>
      <mi mathvariant="normal">t</mi>
      <mi mathvariant="normal">r</mi>
      <mi mathvariant="normal">m</mi>
    </msubsup>
    <annotation encoding="StarMath 5.0">t^m_{r}</annotation>
  </semantics>
</math>
</file>

<file path=Object 3/content.xml><?xml version="1.0" encoding="utf-8"?>
<math xmlns="http://www.w3.org/1998/Math/MathML" display="block">
  <semantics>
    <mrow>
      <mi mathvariant="normal">≈</mi>
      <msubsup>
        <mi mathvariant="normal">T</mi>
        <mi>transfer</mi>
        <mi mathvariant="normal">m</mi>
      </msubsup>
    </mrow>
    <annotation encoding="StarMath 5.0">≈ T^m_{transfer}</annotation>
  </semantics>
</math>
</file>